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3535in" fo:margin-top="0in" fo:margin-bottom="0in" table:align="center" style:writing-mode="lr-tb"/>
    </style:style>
    <style:style style:name="Table1.A" style:family="table-column">
      <style:table-column-properties style:column-width="0.8618in"/>
    </style:style>
    <style:style style:name="Table1.B" style:family="table-column">
      <style:table-column-properties style:column-width="1.084in"/>
    </style:style>
    <style:style style:name="Table1.C" style:family="table-column">
      <style:table-column-properties style:column-width="3.4076in"/>
    </style:style>
    <style:style style:name="Table1.1" style:family="table-row">
      <style:table-row-properties fo:keep-together="auto"/>
    </style:style>
    <style:style style:name="Table1.A1" style:family="table-cell">
      <style:table-cell-properties style:vertical-align="middle" fo:background-color="#4f81bd" fo:padding-left="0.0743in" fo:padding-right="0.075in" fo:padding-top="0in" fo:padding-bottom="0in" fo:border-left="1pt solid #4f81bd" fo:border-right="none" fo:border-top="1pt solid #4f81bd" fo:border-bottom="none">
        <style:background-image/>
      </style:table-cell-properties>
    </style:style>
    <style:style style:name="Table1.B1" style:family="table-cell">
      <style:table-cell-properties style:vertical-align="middle" fo:background-color="#4f81bd" fo:padding-left="0.0813in" fo:padding-right="0.075in" fo:padding-top="0in" fo:padding-bottom="0in" fo:border-left="none" fo:border-right="none" fo:border-top="1pt solid #4f81bd" fo:border-bottom="none">
        <style:background-image/>
      </style:table-cell-properties>
    </style:style>
    <style:style style:name="Table1.C1" style:family="table-cell">
      <style:table-cell-properties style:vertical-align="middle" fo:background-color="#4f81bd" fo:padding-left="0.0813in" fo:padding-right="0.075in" fo:padding-top="0in" fo:padding-bottom="0in" fo:border-left="none" fo:border-right="1pt solid #4f81bd" fo:border-top="1pt solid #4f81bd" fo:border-bottom="none">
        <style:background-image/>
      </style:table-cell-properties>
    </style:style>
    <style:style style:name="Table1.A2" style:family="table-cell">
      <style:table-cell-properties style:vertical-align="middle" fo:background-color="#ffffff" fo:padding-left="0.0743in" fo:padding-right="0.075in" fo:padding-top="0in" fo:padding-bottom="0in" fo:border="1pt solid #4f81bd">
        <style:background-image/>
      </style:table-cell-properties>
    </style:style>
    <style:style style:name="Table1.A3" style:family="table-cell">
      <style:table-cell-properties style:vertical-align="middle" fo:background-color="#ffffff" fo:padding-left="0.0743in" fo:padding-right="0.075in" fo:padding-top="0in" fo:padding-bottom="0in" fo:border-left="1pt solid #4f81bd" fo:border-right="none" fo:border-top="none" fo:border-bottom="none">
        <style:background-image/>
      </style:table-cell-properties>
    </style:style>
    <style:style style:name="Table1.B3" style:family="table-cell">
      <style:table-cell-properties style:vertical-align="middle" fo:background-color="#ffffff" fo:padding-left="0.0813in" fo:padding-right="0.075in" fo:padding-top="0in" fo:padding-bottom="0in" fo:border="none">
        <style:background-image/>
      </style:table-cell-properties>
    </style:style>
    <style:style style:name="Table1.C3" style:family="table-cell">
      <style:table-cell-properties style:vertical-align="middle" fo:background-color="#ffffff" fo:padding-left="0.0813in" fo:padding-right="0.075in" fo:padding-top="0in" fo:padding-bottom="0in" fo:border-left="none" fo:border-right="1pt solid #4f81bd" fo:border-top="none" fo:border-bottom="none">
        <style:background-image/>
      </style:table-cell-properties>
    </style:style>
    <style:style style:name="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2" style:family="paragraph" style:parent-style-name="Standard">
      <style:text-properties fo:language="en" fo:country="US"/>
    </style:style>
    <style:style style:name="P3" style:family="paragraph" style:parent-style-name="Standard">
      <style:text-properties style:font-name="Times New Roman" fo:font-size="12pt" fo:language="en" fo:country="US" style:font-size-asian="12pt" style:font-name-complex="Times New Roman2" style:font-size-complex="12pt"/>
    </style:style>
    <style:style style:name="P4" style:family="paragraph" style:parent-style-name="Standard">
      <style:text-properties style:font-name="Times New Roman" fo:font-size="12pt" fo:language="en" fo:country="US" fo:font-style="italic" fo:font-weight="bold" style:font-size-asian="12pt" style:font-style-asian="italic" style:font-weight-asian="bold" style:font-name-complex="Times New Roman2" style:font-size-complex="16pt"/>
    </style:style>
    <style:style style:name="P5" style:family="paragraph" style:parent-style-name="Standard">
      <style:text-properties style:font-name="Times New Roman" fo:font-size="12pt" fo:language="en" fo:country="US" fo:font-style="italic" style:font-size-asian="12pt" style:font-style-asian="italic" style:font-name-complex="Times New Roman2" style:font-size-complex="12pt"/>
    </style:style>
    <style:style style:name="P6" style:family="paragraph" style:parent-style-name="Standard">
      <style:text-properties style:font-name="Times New Roman" fo:font-size="16pt" fo:language="en" fo:country="US" fo:font-style="italic" fo:font-weight="bold" style:font-size-asian="16pt" style:font-style-asian="italic" style:font-weight-asian="bold" style:font-name-complex="Times New Roman2" style:font-size-complex="16pt"/>
    </style:style>
    <style:style style:name="P7" style:family="paragraph" style:parent-style-name="Standard">
      <style:text-properties style:font-name="Times New Roman" fo:font-size="14pt" fo:language="en" fo:country="US" fo:font-style="italic" style:font-size-asian="14pt" style:font-style-asian="italic" style:font-name-complex="Times New Roman2" style:font-size-complex="14pt"/>
    </style:style>
    <style:style style:name="P8" style:family="paragraph" style:parent-style-name="Standard">
      <style:text-properties fo:font-style="italic" officeooo:rsid="000fa237" officeooo:paragraph-rsid="000fa237" style:font-style-asian="italic" style:font-style-complex="italic"/>
    </style:style>
    <style:style style:name="P9" style:family="paragraph" style:parent-style-name="Standard">
      <style:text-properties fo:font-style="italic" officeooo:paragraph-rsid="000fa237" style:font-style-asian="italic" style:font-style-complex="italic"/>
    </style:style>
    <style:style style:name="P10" style:family="paragraph" style:parent-style-name="Standard">
      <style:paragraph-properties fo:margin-top="0in" fo:margin-bottom="0.139in" loext:contextual-spacing="false"/>
    </style:style>
    <style:style style:name="P11" style:family="paragraph" style:parent-style-name="Frame_20_contents">
      <style:paragraph-properties fo:margin-top="0in" fo:margin-bottom="0.139in" loext:contextual-spacing="false"/>
    </style:style>
    <style:style style:name="P12" style:family="paragraph" style:parent-style-name="Standard">
      <style:paragraph-properties fo:margin-top="0in" fo:margin-bottom="0.0138in" loext:contextual-spacing="false"/>
    </style:style>
    <style:style style:name="P13" style:family="paragraph" style:parent-style-name="Standard">
      <style:paragraph-properties fo:margin-top="0in" fo:margin-bottom="0.0138in" loext:contextual-spacing="false"/>
      <style:text-properties style:font-name="Times New Roman" fo:font-size="12pt" fo:language="en" fo:country="US" style:font-size-asian="12pt" style:font-name-complex="Times New Roman2" style:font-size-complex="12pt"/>
    </style:style>
    <style:style style:name="P14" style:family="paragraph" style:parent-style-name="Standard">
      <style:paragraph-properties fo:margin-top="0in" fo:margin-bottom="0.0138in" loext:contextual-spacing="false"/>
      <style:text-properties style:font-name="Times New Roman" fo:font-size="12pt" fo:language="en" fo:country="US" fo:font-weight="bold" style:font-size-asian="12pt" style:font-weight-asian="bold" style:font-name-complex="Times New Roman2" style:font-size-complex="12pt"/>
    </style:style>
    <style:style style:name="P15" style:family="paragraph" style:parent-style-name="Standard">
      <style:paragraph-properties fo:margin-left="0in" fo:margin-right="0in" fo:text-indent="0.4917in" style:auto-text-indent="false"/>
    </style:style>
    <style:style style:name="P16" style:family="paragraph" style:parent-style-name="TOC_20_Heading">
      <style:paragraph-properties fo:break-before="page"/>
    </style:style>
    <style:style style:name="P17"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fo:font-weight="bold" style:font-size-asian="12pt" style:font-weight-asian="bold" style:font-name-complex="Times New Roman2" style:font-size-complex="12pt"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fo:font-weight="bold" officeooo:rsid="000e6113" officeooo:paragraph-rsid="000e6113" style:font-size-asian="12pt" style:font-weight-asian="bold" style:font-name-complex="Times New Roman2" style:font-size-complex="12pt"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style:font-size-asian="12pt" style:font-name-complex="Times New Roman2" style:font-size-complex="12pt"/>
    </style:style>
    <style:style style:name="P20"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officeooo:rsid="000e6113" officeooo:paragraph-rsid="000e6113" style:font-size-asian="12pt" style:font-name-complex="Times New Roman2" style:font-size-complex="12pt"/>
    </style:style>
    <style:style style:name="P21" style:family="paragraph" style:parent-style-name="Contents_20_2">
      <style:paragraph-properties>
        <style:tab-stops>
          <style:tab-stop style:position="6.2929in" style:type="right" style:leader-style="dotted" style:leader-text="."/>
        </style:tab-stops>
      </style:paragraph-properties>
    </style:style>
    <style:style style:name="P22" style:family="paragraph" style:parent-style-name="Contents_20_1">
      <style:paragraph-properties>
        <style:tab-stops>
          <style:tab-stop style:position="6.2929in" style:type="right" style:leader-style="dotted" style:leader-text="."/>
        </style:tab-stops>
      </style:paragraph-properties>
    </style:style>
    <style:style style:name="P23" style:family="paragraph" style:parent-style-name="Standard" style:master-page-name="First_20_Page">
      <style:paragraph-properties style:page-number="auto"/>
      <style:text-properties fo:language="en" fo:country="US"/>
    </style:style>
    <style:style style:name="P24" style:family="paragraph" style:parent-style-name="Standard">
      <style:text-properties style:font-name="Times New Roman" fo:font-size="12pt" fo:language="en" fo:country="US" style:font-size-asian="12pt" style:font-name-complex="Times New Roman2" style:font-size-complex="12pt"/>
    </style:style>
    <style:style style:name="P25" style:family="paragraph" style:parent-style-name="Standard">
      <style:text-properties style:font-name="Times New Roman" fo:font-size="12pt" fo:language="en" fo:country="US" style:font-size-asian="12pt" style:font-name-complex="Times New Roman2" style:font-size-complex="14pt"/>
    </style:style>
    <style:style style:name="P26" style:family="paragraph" style:parent-style-name="Standard">
      <style:text-properties style:font-name="Times New Roman" fo:font-size="12pt" fo:language="en" fo:country="US" fo:font-style="italic" style:font-size-asian="12pt" style:font-style-asian="italic" style:font-name-complex="Times New Roman2" style:font-size-complex="12pt"/>
    </style:style>
    <style:style style:name="P27" style:family="paragraph" style:parent-style-name="Standard">
      <style:text-properties officeooo:paragraph-rsid="000fa237"/>
    </style:style>
    <style:style style:name="P28" style:family="paragraph" style:parent-style-name="Standard">
      <style:text-properties fo:language="en" fo:country="US"/>
    </style:style>
    <style:style style:name="P29" style:family="paragraph" style:parent-style-name="Standard">
      <style:paragraph-properties fo:margin-top="0in" fo:margin-bottom="0.0138in" loext:contextual-spacing="false"/>
      <style:text-properties style:font-name="Times New Roman" fo:font-size="12pt" fo:language="en" fo:country="US" style:font-size-asian="12pt" style:font-name-complex="Times New Roman2" style:font-size-complex="12pt"/>
    </style:style>
    <style:style style:name="P30" style:family="paragraph" style:parent-style-name="Standard">
      <style:paragraph-properties fo:margin-left="0in" fo:margin-right="0in" fo:text-indent="0.4917in" style:auto-text-indent="false"/>
      <style:text-properties style:font-name="Times New Roman" fo:font-size="12pt" fo:language="en" fo:country="US" style:font-size-asian="12pt" style:font-name-complex="Times New Roman2" style:font-size-complex="12pt"/>
    </style:style>
    <style:style style:name="P31" style:family="paragraph" style:parent-style-name="Standard">
      <style:paragraph-properties fo:text-align="center" style:justify-single-word="false" fo:break-before="page"/>
      <style:text-properties style:font-name="Times New Roman" fo:font-size="16pt" fo:language="en" fo:country="US" fo:font-style="italic" fo:font-weight="bold" style:font-size-asian="16pt" style:font-style-asian="italic" style:font-weight-asian="bold" style:font-name-complex="Times New Roman2" style:font-size-complex="14pt"/>
    </style:style>
    <style:style style:name="P32" style:family="paragraph" style:parent-style-name="Standard">
      <style:paragraph-properties fo:margin-top="0in" fo:margin-bottom="0in" loext:contextual-spacing="false" fo:line-height="100%" fo:text-align="center" style:justify-single-word="false"/>
      <style:text-properties fo:color="#ffffff" style:font-name="Times New Roman" fo:font-size="12pt" fo:language="en" fo:country="US" fo:font-weight="bold" style:font-size-asian="12pt" style:font-weight-asian="bold" style:font-name-complex="Times New Roman2" style:font-size-complex="12pt" style:font-weight-complex="bold"/>
    </style:style>
    <style:style style:name="P33"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fo:font-weight="bold" style:font-size-asian="12pt" style:font-weight-asian="bold" style:font-name-complex="Times New Roman2" style:font-size-complex="12pt" style:font-weight-complex="bold"/>
    </style:style>
    <style:style style:name="P34" style:family="paragraph" style:parent-style-name="Standard">
      <style:paragraph-properties fo:margin-top="0in" fo:margin-bottom="0in" loext:contextual-spacing="false" fo:line-height="100%" fo:text-align="center" style:justify-single-word="false"/>
      <style:text-properties style:font-name="Times New Roman" fo:font-size="12pt" fo:language="en" fo:country="US" style:font-size-asian="12pt" style:font-name-complex="Times New Roman2" style:font-size-complex="12pt"/>
    </style:style>
    <style:style style:name="P35" style:family="paragraph" style:parent-style-name="Heading_20_1">
      <style:paragraph-properties fo:text-align="center" style:justify-single-word="false" fo:break-before="page"/>
      <style:text-properties fo:language="en" fo:country="US"/>
    </style:style>
    <style:style style:name="P36" style:family="paragraph" style:parent-style-name="Heading_20_1">
      <style:paragraph-properties fo:text-align="center" style:justify-single-word="false"/>
      <style:text-properties fo:language="en" fo:country="US"/>
    </style:style>
    <style:style style:name="P37" style:family="paragraph" style:parent-style-name="Heading_20_2">
      <style:text-properties fo:language="en" fo:country="US"/>
    </style:style>
    <style:style style:name="P38" style:family="paragraph" style:parent-style-name="No_20_Spacing">
      <style:text-properties fo:color="#ffffff" style:font-name="Cambria" fo:font-size="42pt" style:font-size-asian="42pt" style:font-size-complex="36pt"/>
    </style:style>
    <style:style style:name="P39" style:family="paragraph" style:parent-style-name="List_20_Paragraph" style:list-style-name="WWNum1"/>
    <style:style style:name="P40" style:family="paragraph" style:parent-style-name="List_20_Paragraph" style:list-style-name="WWNum1">
      <style:text-properties style:font-name="Times New Roman" fo:font-size="12pt" fo:language="en" fo:country="US" style:font-size-asian="12pt" style:font-name-complex="Times New Roman2" style:font-size-complex="12pt"/>
    </style:style>
    <style:style style:name="P41" style:family="paragraph" style:parent-style-name="Frame_20_contents">
      <style:text-properties fo:color="#1f497d"/>
    </style:style>
    <style:style style:name="P42" style:family="paragraph" style:parent-style-name="Frame_20_contents">
      <style:paragraph-properties fo:text-align="end" style:justify-single-word="false"/>
      <style:text-properties fo:color="#1f497d" fo:font-size="10pt" fo:letter-spacing="0.0417in" fo:font-weight="bold" style:font-size-asian="10pt" style:font-weight-asian="bold" style:font-size-complex="10pt" style:font-weight-complex="bold"/>
    </style:style>
    <style:style style:name="P43" style:family="paragraph" style:parent-style-name="Frame_20_contents">
      <style:text-properties fo:color="#1f497d" style:font-name="Cambria" fo:font-size="20pt" style:font-size-asian="20pt" style:font-size-complex="20pt"/>
    </style:style>
    <style:style style:name="P44" style:family="paragraph" style:parent-style-name="Frame_20_contents">
      <style:paragraph-properties fo:margin-top="0in" fo:margin-bottom="0.139in" loext:contextual-spacing="false" fo:text-align="end" style:justify-single-word="false"/>
    </style:style>
    <style:style style:name="P45" style:family="paragraph">
      <loext:graphic-properties draw:fill="none"/>
      <style:paragraph-properties fo:text-align="start"/>
      <style:text-properties fo:color="#000000" fo:font-size="18pt"/>
    </style:style>
    <style:style style:name="P46" style:family="paragraph">
      <loext:graphic-properties draw:fill="solid" draw:fill-color="#c4bd97"/>
      <style:paragraph-properties fo:text-align="start"/>
    </style:style>
    <style:style style:name="P47" style:family="paragraph">
      <loext:graphic-properties draw:fill="solid" draw:fill-color="#948a54"/>
      <style:paragraph-properties fo:text-align="start"/>
    </style:style>
    <style:style style:name="P48" style:family="paragraph">
      <loext:graphic-properties draw:fill="solid" draw:fill-color="#4a452a"/>
      <style:paragraph-properties fo:text-align="start"/>
    </style:style>
    <style:style style:name="P49" style:family="paragraph">
      <loext:graphic-properties draw:fill="gradient" draw:fill-gradient-name="Gradient_20_2"/>
      <style:paragraph-properties fo:text-align="start"/>
      <style:text-properties fo:color="#000000" fo:font-size="18pt"/>
    </style:style>
    <style:style style:name="P50" style:family="paragraph">
      <loext:graphic-properties draw:fill="gradient" draw:fill-gradient-name="Gradient_20_3"/>
      <style:paragraph-properties fo:text-align="start"/>
      <style:text-properties fo:font-size="18pt"/>
    </style:style>
    <style:style style:name="T1" style:family="text">
      <style:text-properties fo:color="#808080" fo:letter-spacing="0.0417in"/>
    </style:style>
    <style:style style:name="T2" style:family="text">
      <style:text-properties fo:color="#1f497d" fo:font-size="10pt" fo:letter-spacing="0.0417in" fo:font-weight="bold" style:font-size-asian="10pt" style:font-weight-asian="bold" style:font-size-complex="10pt" style:font-weight-complex="bold"/>
    </style:style>
    <style:style style:name="T3" style:family="text">
      <style:text-properties fo:language="en" fo:country="US" text:display="true"/>
    </style:style>
    <style:style style:name="T4" style:family="text">
      <style:text-properties style:font-name="Times New Roman" fo:font-size="12pt" fo:language="en" fo:country="US" style:font-size-asian="12pt" style:font-name-complex="Times New Roman2" style:font-size-complex="12pt"/>
    </style:style>
    <style:style style:name="T5" style:family="text">
      <style:text-properties style:font-name="Times New Roman" fo:font-size="12pt" fo:language="en" fo:country="US" officeooo:rsid="000fa237" style:font-size-asian="12pt" style:font-name-complex="Times New Roman2" style:font-size-complex="12pt"/>
    </style:style>
    <style:style style:name="T6" style:family="text">
      <style:text-properties style:font-name="Times New Roman" fo:font-size="12pt" fo:language="en" fo:country="US" officeooo:rsid="0011a158" style:font-size-asian="12pt" style:font-name-complex="Times New Roman2" style:font-size-complex="12pt"/>
    </style:style>
    <style:style style:name="T7" style:family="text">
      <style:text-properties style:font-name="Times New Roman" fo:font-size="12pt" fo:language="en" fo:country="US" officeooo:rsid="00134870" style:font-size-asian="12pt" style:font-name-complex="Times New Roman2" style:font-size-complex="12pt"/>
    </style:style>
    <style:style style:name="T8" style:family="text">
      <style:text-properties style:font-name="Times New Roman" fo:font-size="12pt" fo:language="en" fo:country="US" officeooo:rsid="0015cf64" style:font-size-asian="12pt" style:font-name-complex="Times New Roman2" style:font-size-complex="12pt"/>
    </style:style>
    <style:style style:name="T9" style:family="text">
      <style:text-properties style:font-name="Times New Roman" fo:font-size="12pt" fo:language="en" fo:country="US" officeooo:rsid="0018338e" style:font-size-asian="12pt" style:font-name-complex="Times New Roman2" style:font-size-complex="12pt"/>
    </style:style>
    <style:style style:name="T10" style:family="text">
      <style:text-properties style:font-name="Times New Roman" fo:font-size="12pt" fo:language="en" fo:country="US" officeooo:rsid="00188f21" style:font-size-asian="12pt" style:font-name-complex="Times New Roman2" style:font-size-complex="12pt"/>
    </style:style>
    <style:style style:name="T11" style:family="text">
      <style:text-properties style:font-name="Times New Roman" fo:font-size="12pt" fo:language="en" fo:country="US" fo:font-weight="bold" style:font-size-asian="12pt" style:font-weight-asian="bold" style:font-name-complex="Times New Roman2" style:font-size-complex="12pt"/>
    </style:style>
    <style:style style:name="T12" style:family="text">
      <style:text-properties style:font-name="Times New Roman" fo:font-size="12pt" fo:language="en" fo:country="US" fo:font-style="italic" style:font-size-asian="12pt" style:font-style-asian="italic" style:font-name-complex="Times New Roman2" style:font-size-complex="12pt"/>
    </style:style>
    <style:style style:name="T13" style:family="text">
      <style:text-properties style:font-name="Times New Roman" fo:font-size="12pt" fo:language="en" fo:country="US" fo:font-style="italic" officeooo:rsid="000fa237" style:font-size-asian="12pt" style:font-style-asian="italic" style:font-name-complex="Times New Roman2" style:font-size-complex="12pt"/>
    </style:style>
    <style:style style:name="T14" style:family="text">
      <style:text-properties style:font-name="Times New Roman" fo:font-size="12pt" fo:language="en" fo:country="US" fo:font-style="italic" officeooo:rsid="00134870" style:font-size-asian="12pt" style:font-style-asian="italic" style:font-name-complex="Times New Roman2" style:font-size-complex="12pt"/>
    </style:style>
    <style:style style:name="T15" style:family="text">
      <style:text-properties style:font-name="Times New Roman" fo:font-size="12pt" fo:language="en" fo:country="US" fo:font-style="normal" officeooo:rsid="000fa237" style:font-size-asian="12pt" style:font-style-asian="normal" style:font-name-complex="Times New Roman2" style:font-size-complex="12pt" style:font-style-complex="normal"/>
    </style:style>
    <style:style style:name="T16" style:family="text">
      <style:text-properties officeooo:rsid="000fa237"/>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draw:textarea-vertical-align="bottom" draw:auto-grow-height="false" fo:min-height="4.1756in" fo:min-width="2.95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loext:rel-width-rel="paragraph" loext:rel-height-rel="paragraph"/>
    </style:style>
    <style:style style:name="gr2" style:family="graphic">
      <style:graphic-properties fo:margin-left="0.1457in" fo:margin-right="0.127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width="0in" draw:fill="solid" draw:fill-color="#c4bd97" draw:textarea-vertical-align="top" draw:auto-grow-height="false" draw:fit-to-size="false" fo:min-height="0.7126in" fo:min-width="0.1736in" fo:padding-top="0.0492in" fo:padding-bottom="0.0492in" fo:padding-left="0.0984in" fo:padding-right="0.0984in" fo:wrap-option="wrap" style:run-through="foreground"/>
    </style:style>
    <style:style style:name="gr4" style:family="graphic">
      <style:graphic-properties draw:stroke="none" svg:stroke-width="0in" draw:fill="solid" draw:fill-color="#948a54" draw:textarea-vertical-align="top" draw:auto-grow-height="false" draw:fit-to-size="false" fo:min-height="0.7126in" fo:min-width="0.172in" fo:padding-top="0.0492in" fo:padding-bottom="0.0492in" fo:padding-left="0.0984in" fo:padding-right="0.0984in" fo:wrap-option="wrap" style:run-through="foreground"/>
    </style:style>
    <style:style style:name="gr5" style:family="graphic">
      <style:graphic-properties draw:stroke="none" svg:stroke-width="0in" draw:fill="solid" draw:fill-color="#4a452a" draw:textarea-vertical-align="top" draw:auto-grow-height="false" draw:fit-to-size="false" fo:min-height="0.7126in" fo:min-width="0.1736in" fo:padding-top="0.0492in" fo:padding-bottom="0.0492in" fo:padding-left="0.0984in" fo:padding-right="0.0984in" fo:wrap-option="wrap" style:run-through="foreground"/>
    </style:style>
    <style:style style:name="gr6" style:family="graphic" style:parent-style-name="Frame">
      <style:graphic-properties draw:stroke="none" svg:stroke-width="0in" draw:fill="gradient" draw:fill-gradient-name="Gradient_20_2" draw:textarea-vertical-align="bottom" draw:auto-grow-height="false" fo:min-height="6.1709in" fo:min-width="5.1799in" fo:padding-top="0.05in" fo:padding-bottom="0.1in" fo:padding-left="0.25in" fo:padding-right="1.5in" fo:wrap-option="wrap" fo:margin-left="0.1252in" fo:margin-right="0.1252in" fo:margin-top="0in" fo:margin-bottom="0in" style:run-through="background" style:wrap="run-through" style:number-wrapped-paragraphs="no-limit" style:vertical-pos="from-top" style:vertical-rel="page" style:horizontal-pos="center" style:horizontal-rel="page-content" draw:wrap-influence-on-position="once-concurrent" style:flow-with-text="false" loext:rel-width-rel="paragraph" loext:rel-height-rel="paragraph"/>
    </style:style>
    <style:style style:name="gr7" style:family="graphic" style:parent-style-name="Frame">
      <style:graphic-properties draw:stroke="none" svg:stroke-width="0.0071in" draw:fill="none" draw:textarea-vertical-align="top" draw:auto-grow-height="false" fo:min-height="3.9146in" fo:min-width="3.6827in" fo:padding-top="0.2in" fo:padding-bottom="0.1in" fo:padding-left="0.1in" fo:padding-right="0.1in" fo:wrap-option="wrap" fo:margin-left="0.1252in" fo:margin-right="0.1252in" fo:margin-top="0in" fo:margin-bottom="0in"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8" style:family="graphic">
      <style:graphic-properties draw:stroke="none" svg:stroke-width="0.028in" draw:fill="gradient" draw:fill-gradient-name="Gradient_20_3" draw:textarea-vertical-align="top" draw:auto-grow-height="false" fo:min-height="4.2772in" fo:min-width="6.7327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ge" style:horizontal-pos="center" style:horizontal-rel="page-content" draw:wrap-influence-on-position="once-concurrent" style:flow-with-text="false"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custom-shape text:anchor-type="paragraph" style:rel-width="110%" style:rel-height="65%" draw:z-index="2" draw:name="Rectangle 6" draw:style-name="gr6" draw:text-style-name="P49" svg:width="6.9295in" svg:height="6.3205in" svg:x="-0.3146in" svg:y="0.498in"><text:p text:style-name="P38">CodeUp</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P2"/>
      <text:p text:style-name="P2"/>
      <text:p text:style-name="P3"><draw:custom-shape text:anchor-type="paragraph" style:rel-width="110%" style:rel-height="45%" draw:z-index="4" draw:name="Rectangle 388" draw:style-name="gr8" draw:text-style-name="P50" svg:width="6.9295in" svg:height="4.3752in" svg:x="-0.3146in" svg:y="6.7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 draw:name="Group 7" draw:style-name="gr2"><draw:custom-shape draw:style-name="gr3" draw:text-style-name="P46" svg:width="0.3705in" svg:height="0.8106in" draw:transform="rotate (-1.5707963267949) translate (7.0704615048119in 6.15015857392826in)"><text:p/><draw:enhanced-geometry draw:mirror-horizontal="false" draw:mirror-vertical="false" svg:viewBox="0 0 0 0" draw:text-areas="?f7 0 ?f8 ?f10" draw:type="ooxml-chevron" draw:modifiers="60312" draw:enhanced-path="M 0 0 L ?f4 0 ?f11 ?f9 ?f4 ?f10 0 ?f10 ?f3 ?f9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1/2"/><draw:equation draw:name="f6" draw:formula="?f4 +0-?f3 "/><draw:equation draw:name="f7" draw:formula="if(?f6 ,?f3 ,0)"/><draw:equation draw:name="f8" draw:formula="if(?f6 ,?f4 ,logwidth)"/><draw:equation draw:name="f9" draw:formula="logheight/2"/><draw:equation draw:name="f10" draw:formula="logheight"/><draw:equation draw:name="f11" draw:formula="logwidth"/><draw:handle draw:handle-position="?f4 0" draw:handle-range-x-maximum="?f1" draw:handle-range-x-minimum="0"/></draw:enhanced-geometry></draw:custom-shape><draw:custom-shape draw:style-name="gr4" draw:text-style-name="P47" svg:width="0.3689in" svg:height="0.8106in" draw:transform="rotate (-1.5707963267949) translate (7.0704615048119in 5.90988079615048in)"><text:p/><draw:enhanced-geometry draw:mirror-horizontal="false" draw:mirror-vertical="false" svg:viewBox="0 0 0 0" draw:text-areas="?f7 0 ?f8 ?f10" draw:type="ooxml-chevron" draw:modifiers="60312" draw:enhanced-path="M 0 0 L ?f4 0 ?f11 ?f9 ?f4 ?f10 0 ?f10 ?f3 ?f9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1/2"/><draw:equation draw:name="f6" draw:formula="?f4 +0-?f3 "/><draw:equation draw:name="f7" draw:formula="if(?f6 ,?f3 ,0)"/><draw:equation draw:name="f8" draw:formula="if(?f6 ,?f4 ,logwidth)"/><draw:equation draw:name="f9" draw:formula="logheight/2"/><draw:equation draw:name="f10" draw:formula="logheight"/><draw:equation draw:name="f11" draw:formula="logwidth"/><draw:handle draw:handle-position="?f4 0" draw:handle-range-x-maximum="?f1" draw:handle-range-x-minimum="0"/></draw:enhanced-geometry></draw:custom-shape><draw:custom-shape draw:style-name="gr5" draw:text-style-name="P48" svg:width="0.3705in" svg:height="0.8106in" draw:transform="rotate (-1.5707963267949) translate (7.0704615048119in 5.66890857392826in)"><text:p/><draw:enhanced-geometry draw:mirror-horizontal="false" draw:mirror-vertical="false" svg:viewBox="0 0 0 0" draw:text-areas="?f7 0 ?f8 ?f10" draw:type="ooxml-chevron" draw:modifiers="57613" draw:enhanced-path="M 0 0 L ?f4 0 ?f11 ?f9 ?f4 ?f10 0 ?f10 ?f3 ?f9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1/2"/><draw:equation draw:name="f6" draw:formula="?f4 +0-?f3 "/><draw:equation draw:name="f7" draw:formula="if(?f6 ,?f3 ,0)"/><draw:equation draw:name="f8" draw:formula="if(?f6 ,?f4 ,logwidth)"/><draw:equation draw:name="f9" draw:formula="logheight/2"/><draw:equation draw:name="f10" draw:formula="logheight"/><draw:equation draw:name="f11" draw:formula="logwidth"/><draw:handle draw:handle-position="?f4 0" draw:handle-range-x-maximum="?f1" draw:handle-range-x-minimum="0"/></draw:enhanced-geometry></draw:custom-shape></draw:g><draw:custom-shape text:anchor-type="paragraph" style:rel-width="50%" style:rel-height="45%" draw:z-index="0" draw:name="Text Box 386" draw:style-name="gr1" draw:text-style-name="P45" svg:width="3.1496in" svg:height="4.3752in" svg:x="0.6693in" svg:y="6.7217in"><text:p text:style-name="P42">Team PiedPiper</text:p><text:p text:style-name="P42">Version 1.0</text:p><text:p text:style-name="P42">[Type the phone number]</text:p><text:p text:style-name="P42">[Type the fax number]</text:p><text:p text:style-name="P44"><text:span text:style-name="T2">[Pick the dat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Text Box 387" draw:style-name="gr7" draw:text-style-name="P45" svg:width="3.8823in" svg:height="4.2142in" svg:x="2.8016in" svg:y="5.9075in"><text:p text:style-name="P43">Ivan Laušević (Team leader) Dejan Kosanović</text:p><text:p text:style-name="P41"><text:s text:c="5"/></text:p><text:p text:style-name="P11"/><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Toc507874602" text:style-name="Index_20_Link" text:visited-style-name="Index_20_Link"><text:span text:style-name="Index_20_Link"><text:span text:style-name="T3">1. Introduction<text:tab/>2</text:span></text:span></text:a></text:p>
          <text:p text:style-name="P22"><text:a xlink:type="simple" xlink:href="#_Toc507874603" text:style-name="Index_20_Link" text:visited-style-name="Index_20_Link"><text:span text:style-name="Index_20_Link"><text:span text:style-name="T3">2. Motivation<text:tab/>2</text:span></text:span></text:a></text:p>
          <text:p text:style-name="P22"><text:a xlink:type="simple" xlink:href="#_Toc507874604" text:style-name="Index_20_Link" text:visited-style-name="Index_20_Link"><text:span text:style-name="Index_20_Link"><text:span text:style-name="T3">3. Basic functionalities, user categories and terms used<text:tab/>3</text:span></text:span></text:a></text:p>
          <text:p text:style-name="P22"><text:a xlink:type="simple" xlink:href="#_Toc507874605" text:style-name="Index_20_Link" text:visited-style-name="Index_20_Link"><text:span text:style-name="Index_20_Link"><text:span text:style-name="T3">4. Details regarding User categories<text:tab/>4</text:span></text:span></text:a></text:p>
          <text:p text:style-name="P21"><text:a xlink:type="simple" xlink:href="#_Toc507874606" text:style-name="Index_20_Link" text:visited-style-name="Index_20_Link"><text:span text:style-name="Index_20_Link"><text:span text:style-name="T3">4.1. Guests<text:tab/>4</text:span></text:span></text:a></text:p>
          <text:p text:style-name="P21"><text:a xlink:type="simple" xlink:href="#_Toc507874607" text:style-name="Index_20_Link" text:visited-style-name="Index_20_Link"><text:span text:style-name="Index_20_Link"><text:span text:style-name="T3">4.2. Registered Users<text:tab/>4</text:span></text:span></text:a></text:p>
          <text:p text:style-name="P21"><text:a xlink:type="simple" xlink:href="#_Toc507874608" text:style-name="Index_20_Link" text:visited-style-name="Index_20_Link"><text:span text:style-name="Index_20_Link"><text:span text:style-name="T3">4.3. Administrators<text:tab/>4</text:span></text:span></text:a></text:p>
          <text:p text:style-name="P21"><text:a xlink:type="simple" xlink:href="#_Toc507874609" text:style-name="Index_20_Link" text:visited-style-name="Index_20_Link"><text:span text:style-name="Index_20_Link"><text:span text:style-name="T3">4.4. Possible extensions<text:tab/>4</text:span></text:span></text:a></text:p>
          <text:p text:style-name="P22"><text:a xlink:type="simple" xlink:href="#_Toc507874610" text:style-name="Index_20_Link" text:visited-style-name="Index_20_Link"><text:span text:style-name="Index_20_Link"><text:span text:style-name="T3">5. Details regarding problems<text:tab/>5</text:span></text:span></text:a></text:p>
          <text:p text:style-name="P21"><text:a xlink:type="simple" xlink:href="#_Toc507874611" text:style-name="Index_20_Link" text:visited-style-name="Index_20_Link"><text:span text:style-name="Index_20_Link"><text:span text:style-name="T3">5.1. Test cases<text:tab/>5</text:span></text:span></text:a></text:p>
          <text:p text:style-name="P21"><text:a xlink:type="simple" xlink:href="#_Toc507874612" text:style-name="Index_20_Link" text:visited-style-name="Index_20_Link"><text:span text:style-name="Index_20_Link"><text:span text:style-name="T3">5.2. Points awarded<text:tab/>5</text:span></text:span></text:a></text:p>
          <text:p text:style-name="P21"><text:a xlink:type="simple" xlink:href="#_Toc507874613" text:style-name="Index_20_Link" text:visited-style-name="Index_20_Link"><text:span text:style-name="Index_20_Link"><text:span text:style-name="T3">5.3. Problem solution<text:tab/>5</text:span></text:span></text:a></text:p>
          <text:p text:style-name="P21"><text:a xlink:type="simple" xlink:href="#_Toc507874614" text:style-name="Index_20_Link" text:visited-style-name="Index_20_Link"><text:span text:style-name="Index_20_Link"><text:span text:style-name="T3">5.4. Possible extensions<text:tab/>5</text:span></text:span></text:a></text:p>
          <text:p text:style-name="P22"><text:a xlink:type="simple" xlink:href="#_Toc507874615" text:style-name="Index_20_Link" text:visited-style-name="Index_20_Link"><text:span text:style-name="Index_20_Link"><text:span text:style-name="T3">6. Functionalities<text:tab/>6</text:span></text:span></text:a></text:p>
          <text:p text:style-name="P21"><text:a xlink:type="simple" xlink:href="#_Toc507874616" text:style-name="Index_20_Link" text:visited-style-name="Index_20_Link"><text:span text:style-name="Index_20_Link"><text:span text:style-name="T3">6.0. Basic functionalities<text:tab/>6</text:span></text:span></text:a></text:p>
          <text:p text:style-name="P21"><text:a xlink:type="simple" xlink:href="#_Toc507874617" text:style-name="Index_20_Link" text:visited-style-name="Index_20_Link"><text:span text:style-name="Index_20_Link"><text:span text:style-name="T3">6.1. Guest functionalities<text:tab/>6</text:span></text:span></text:a></text:p>
          <text:p text:style-name="P21"><text:a xlink:type="simple" xlink:href="#_Toc507874618" text:style-name="Index_20_Link" text:visited-style-name="Index_20_Link"><text:span text:style-name="Index_20_Link"><text:span text:style-name="T3">6.2. Registered user functionalities<text:tab/>6</text:span></text:span></text:a></text:p>
          <text:p text:style-name="P21"><text:a xlink:type="simple" xlink:href="#_Toc507874619" text:style-name="Index_20_Link" text:visited-style-name="Index_20_Link"><text:span text:style-name="Index_20_Link"><text:span text:style-name="T3">6.3. Administrator functionalities<text:tab/>7</text:span></text:span></text:a></text:p>
          <text:p text:style-name="P21"><text:a xlink:type="simple" xlink:href="#_Toc507874620" text:style-name="Index_20_Link" text:visited-style-name="Index_20_Link"><text:span text:style-name="Index_20_Link"><text:span text:style-name="T3">6.4. Look at the future<text:tab/>8</text:span></text:span></text:a></text:p>
          <text:p text:style-name="P22"><text:a xlink:type="simple" xlink:href="#_Toc507874621" text:style-name="Index_20_Link" text:visited-style-name="Index_20_Link"><text:span text:style-name="Index_20_Link"><text:span text:style-name="T3">7. Implementation overview<text:tab/>9</text:span></text:span></text:a></text:p>
          <text:p text:style-name="P22"><text:a xlink:type="simple" xlink:href="#_Toc507874622" text:style-name="Index_20_Link" text:visited-style-name="Index_20_Link"><text:span text:style-name="Index_20_Link"><text:span text:style-name="T3">8. Constraints and concerns<text:tab/>9</text:span></text:span></text:a></text:p>
          <text:p text:style-name="P2"/>
        </text:index-body>
      </text:table-of-content>
      <text:p text:style-name="P4"/>
      <text:p text:style-name="P6"/>
      <text:h text:style-name="P35" text:outline-level="1"><text:bookmark text:name="_Toc507874602"/>1. Introduction</text:h>
      <text:p text:style-name="P3">Our project should be small, but a fully functional web platform for solving programming challenges and learning new data structures / algorithms. This platform will, at first, only have core functionalities, but we will be paying extra attention to modular design throughout the platform implementation because the number of possible functionality extensions is incredibly large.</text:p>
      <text:p text:style-name="P3"/>
      <text:p text:style-name="P3"/>
      <text:p text:style-name="P3"/>
      <text:h text:style-name="P36" text:outline-level="1"><text:bookmark text:name="_Toc507874603"/>2. Motivation</text:h>
      <text:p text:style-name="P3">Inspired by the ones such as HackerRank and Project Euler, we will try to build a platform that is easy-to-use and yet has a vast amount of problem categories that could be used by our users to advance their knowledge in the specified domain. We hope that coding enthusiasts throughout the world will love and use our platform.</text:p>
      <text:p text:style-name="P3"/>
      <text:p text:style-name="P3"/>
      <text:p text:style-name="P3"># INSERT A PICTURE SHOWING SYSTEM ARCHITECTURE #</text:p>
      <text:h text:style-name="P35" text:outline-level="1"><text:bookmark text:name="_Toc507874604"/>3. Basic functionalities, user categories and terms used</text:h>
      <text:p text:style-name="P13"/>
      <text:p text:style-name="P13">In the following section, we will bold every term that is important for further understanding of the platform functionalities.</text:p>
      <text:p text:style-name="P13"/>
      <text:p text:style-name="P12"><text:span text:style-name="T4">CodeUp gives </text:span><text:span text:style-name="T11">User</text:span><text:span text:style-name="T4">s a registration option, which is needed if users want to display basic information about them (</text:span><text:span text:style-name="T11">User Profile</text:span><text:span text:style-name="T4">), submit problem solutions and compete with others based on their </text:span><text:span text:style-name="T11">total score</text:span><text:span text:style-name="T4">. </text:span></text:p>
      <text:p text:style-name="P13"/>
      <text:p text:style-name="P12"><text:span text:style-name="T4">Users without an account (</text:span><text:span text:style-name="T11">Guest</text:span><text:span text:style-name="T4">s) can see problem statements, but all other platform functionalities are disabled for them.</text:span></text:p>
      <text:p text:style-name="P13"/>
      <text:p text:style-name="P12"><text:span text:style-name="T11">Administrator</text:span><text:span text:style-name="T4"> can make other users administrators, and add/modify:</text:span></text:p>
      <text:p text:style-name="P12"><text:span text:style-name="T4">1) </text:span><text:span text:style-name="T11">Problem statement</text:span><text:span text:style-name="T4">s</text:span></text:p>
      <text:p text:style-name="P12"><text:span text:style-name="T4">2) </text:span><text:span text:style-name="T11">Problem solution</text:span><text:span text:style-name="T4">s</text:span></text:p>
      <text:p text:style-name="P12"><text:span text:style-name="T4">3) </text:span><text:span text:style-name="T11">Test cases</text:span></text:p>
      <text:p text:style-name="P14"/>
      <text:p text:style-name="P12"><text:span text:style-name="T11">Problem domain</text:span><text:span text:style-name="T4">s are used to group problems of similar type (i.e. Algorithms, Data Structures, Math problems, etc.). Domains are further divided into </text:span><text:span text:style-name="T11">problem sub-domains</text:span></text:p>
      <text:p text:style-name="P13">which are used for finer granulation of problem domains (i.e. Algorithms can be further divided into Divide &amp; Conquer, Dynamic programming, etc.). </text:p>
      <text:p text:style-name="P13"/>
      <text:p text:style-name="P13">Adding problem domains and sub-domains is only limited by time and the collective knowledge of the platform administrators.</text:p>
      <text:p text:style-name="P13"/>
      <text:p text:style-name="P12"><text:span text:style-name="T4">Users can find and choose one of the problems from problem domain they are most interested in, and type their <text:s/>solution into the online </text:span><text:span text:style-name="T11">editor </text:span><text:span text:style-name="T4">(which again, can support multiple languages – only limited by the amount of time implementers have to provide additional functionalities). The solution is graded based on the amount of test cases it successfully passes.</text:span></text:p>
      <text:p text:style-name="P3"/>
      <text:h text:style-name="P35" text:outline-level="1"><text:bookmark text:name="_Toc507874605"/>4. Details regarding User categories</text:h>
      <text:h text:style-name="P37" text:outline-level="2"><text:bookmark text:name="_Toc507874606"/>4.1. Guests</text:h>
      <text:p text:style-name="P3">Only have access to web-pages with problem statements. When they open the platform’s Web Page, they are asked if they want to register or log in. Further explanation on why one would want to register is presented to the user.</text:p>
      <text:h text:style-name="P37" text:outline-level="2"><text:bookmark text:name="_Toc507874607"/>4.2. Registered Users</text:h>
      <text:p text:style-name="P3">Each user has their own profile, which can be customized to their own liking. The profile provides information such as an username, country of origin, total points earned solving problems so far, and possibly rank, both in user’s own country and globally. Registered users will have an email address stored in the database, which can be used for sending notifications regarding new site functionalities, programming competitions, new problem domains and so forth.</text:p>
      <text:h text:style-name="P37" text:outline-level="2"><text:bookmark text:name="_Toc507874608"/>4.3. Administrators</text:h>
      <text:p text:style-name="P3">Administrators would have every functionality one might imagine. As stated before, they would add problem (sub) domains, individual problems and corresponding test cases, edit existing site resources and possibly ban users who show malicious intent (i.e. sharing problem solutions on public message boards or trying to sell problem solutions to other users).</text:p>
      <text:h text:style-name="P37" text:outline-level="2"><text:bookmark text:name="_Toc507874609"/>4.4. Possible extensions</text:h>
      <text:p text:style-name="Standard"><text:span text:style-name="T4">Need for a new user category, </text:span><text:span text:style-name="T11">recruiter</text:span><text:span text:style-name="T4">, may arise in the future. A recruiter might sort registered users by some criteria and then contact ones which are to his liking. </text:span></text:p>
      <text:p text:style-name="Standard"><text:span text:style-name="T4">Registered Users could form </text:span><text:span text:style-name="T11">team</text:span><text:span text:style-name="T4">s and compete with other teams in a </text:span><text:span text:style-name="T11">tournament</text:span><text:span text:style-name="T4">-like fashion.</text:span></text:p>
      <text:p text:style-name="Standard"><text:span text:style-name="T4">Users may be awarded with </text:span><text:span text:style-name="T11">badge</text:span><text:span text:style-name="T4">s that correspond to reached milestones.</text:span></text:p>
      <text:p text:style-name="P3"/>
      <text:h text:style-name="P35" text:outline-level="1"><text:bookmark text:name="_Toc507874610"/>5. Details regarding problems</text:h>
      <text:h text:style-name="P37" text:outline-level="2"><text:bookmark text:name="_Toc507874611"/>5.1. Test cases</text:h>
      <text:p text:style-name="P3">Each problem must have a corresponding set of test cases which are to be compared with the user’s program output. Set of test cases need to be provided at the same time when a new problem is posted, but may be extended to encompass more of them in the future. There needs to be a small set of public test cases which enable users to have a better understanding of the problem. Other test cases are private, and therefore not visible to the users. Extra care has to be exercised in order to make sure that test cases really do produce a good output.</text:p>
      <text:h text:style-name="P37" text:outline-level="2"><text:bookmark text:name="_Toc507874612"/>5.2. Points awarded</text:h>
      <text:p text:style-name="P3">Each problem, when solved correctly, awards users with some variable number of points, depending on the perceived difficulty of the problem. Problems themselves belong to some level of difficulty, e.g. easy, medium, hard, expert.</text:p>
      <text:p text:style-name="P3">Users may only get a partial number of points for some problem, if their solution produces valid output to a subset of test cases. Total number of user points is used for ranking users by their expertise.</text:p>
      <text:h text:style-name="P37" text:outline-level="2"><text:bookmark text:name="_Toc507874613"/>5.3. Problem solution</text:h>
      <text:p text:style-name="P3">Platform’s problem solution is provided to the user once their solution passes all the test cases successfully. Solution explanation and/or animations might be provided.</text:p>
      <text:h text:style-name="P37" text:outline-level="2"><text:bookmark text:name="_Toc507874614"/>5.4. Possible extensions</text:h>
      <text:p text:style-name="P3">Adding some sort of virtual currency, this can be both purchased and earned through solving problems. Currency can be used for peeking at some of the private test cases, or viewing platform’s solution before one solved the problem (passed all of the test cases).</text:p>
      <text:p text:style-name="P3">Adding support for additional languages is, as stated before, possible as time passes.</text:p>
      <text:p text:style-name="P3"/>
      <text:h text:style-name="P35" text:outline-level="1"><text:bookmark text:name="_Toc507874615"/>6. Functionalities</text:h>
      <text:h text:style-name="P37" text:outline-level="2"><text:bookmark text:name="_Toc507874616"/>6.0. Basic functionalities</text:h>
      <text:p text:style-name="P5">6.0.1 Registering</text:p>
      <text:p text:style-name="P3">Guests will be provided with the option of registering, so that they can access the set of site’s functionalities corresponding to the registered user functionalities. E-mail, username and password are required for creating an account.</text:p>
      <text:p text:style-name="P5">6.0.2 Logging in</text:p>
      <text:p text:style-name="P3">Using username and password, users can log in and resume where they left off. After logging in, they get to access the site’s functionalities corresponding to the account type. </text:p>
      <text:p text:style-name="P5">6.0.3. Browsing problem statements</text:p>
      <text:p text:style-name="P3">Users/Guests access problems by navigating through a hierarchical structure of problem domains and sub-domains. </text:p>
      <text:p text:style-name="P7"/>
      <text:h text:style-name="P37" text:outline-level="2"><text:bookmark text:name="_Toc507874617"/>6.1. Guest functionalities</text:h>
      <text:p text:style-name="P3">Guests have access only to the basic site functionalities</text:p>
      <text:p text:style-name="P5"/>
      <text:h text:style-name="P37" text:outline-level="2"><text:bookmark text:name="_Toc507874618"/>6.2. Registered user functionalities</text:h>
      <text:p text:style-name="P25">In addition to basic functionalities, they also have access to the following:</text:p>
      <text:p text:style-name="P5">6.2.1. Browsing other users</text:p>
      <text:p text:style-name="P3">Users can browse through the list of all users, view their profiles, including their own.</text:p>
      <text:p text:style-name="P5">6.2.2. Submitting problem solutions</text:p>
      <text:p text:style-name="P3">Upon solving a problem, users can submit their own solutions. The solution is submitted by typing the program in the editor window and, upon finishing program construction, sending that program over the internet to one of our servers where the validity of the program will be tested against all public and private test cases. </text:p>
      <text:p text:style-name="P5">6.2.3. Modifying personal information</text:p>
      <text:p text:style-name="P3">Users can make changes to their personal profile (e.g. username, password, email address, country etc.) and can modify the visibility of their personal information to other users.</text:p>
      <text:p text:style-name="P5">6.2.4 Modifying personal preferences</text:p>
      <text:p text:style-name="P3"><text:soft-page-break/>Users should be able to sign up for notifications about tournaments, new problem statements for some problem (sub)domain and so on. Users can also cancel their subscription at any time.</text:p>
      <text:p text:style-name="P5">6.2.5. Requesting a new feature</text:p>
      <text:p text:style-name="Standard"><text:bookmark-start text:name="__DdeLink__1357_2018571297"/><text:span text:style-name="T4">We are trying to be as user-friendly as possible, and therefore providing a mechanism for user feedback is one of our concerns. Registered users may request anything that they think will increase platform’s usefulness, e.g. a larger base of problems or even an introduction of novel concepts to the site</text:span><text:bookmark-end text:name="__DdeLink__1357_2018571297"/><text:span text:style-name="T4">.</text:span></text:p>
      <text:p text:style-name="P5">6.2.6. Reporting a problem</text:p>
      <text:p text:style-name="P3">Each page has a reference to ’Report a problem’ page where users can notify us about any inconveniences while browsing our site.</text:p>
      <text:p text:style-name="P7"/>
      <text:h text:style-name="P37" text:outline-level="2"><text:bookmark text:name="_Toc507874619"/>6.3. Administrator functionalities</text:h>
      <text:p text:style-name="P25">In addition to basic and registered user functionalities, administrators also have access to the following:</text:p>
      <text:p text:style-name="Standard"><text:span text:style-name="T12">6.3.1. </text:span><text:span text:style-name="T14">Changing</text:span><text:span text:style-name="T12"> account type</text:span></text:p>
      <text:p text:style-name="Standard"><text:span text:style-name="T4">Administrators can modify other non-administrator account types, either by upgrading them (e.g. from a registered user to an admin) or by downgrading them (</text:span><text:span text:style-name="T6">e.g. from user to banned user</text:span><text:span text:style-name="T4">).</text:span></text:p>
      <text:p text:style-name="P5">6.3.2. Adding new content to the site</text:p>
      <text:p text:style-name="Standard"><text:span text:style-name="T4">Administrators can add new problem (sub)domains, new individual problem statements </text:span><text:span text:style-name="T8">or </text:span><text:span text:style-name="T4">new test cases to already existing problems.</text:span></text:p>
      <text:p text:style-name="P8"><text:span text:style-name="T4">6.3.3 Browsing user </text:span><text:span text:style-name="T8">complaints/suggestions</text:span></text:p>
      <text:p text:style-name="P27"><text:span text:style-name="T5">Users can request features from our staff, </text:span><text:span text:style-name="T7">or report a problem with the way our site is functioning</text:span><text:span text:style-name="T5">. Administrator is the first one who should look at those requests, remove spam/inappropriate requests (this could possibly be automated in the future) and forward any quality requests that were in the request pool to the developers team.</text:span></text:p>
      <text:p text:style-name="P2"/>
      <text:h text:style-name="P37" text:outline-level="2"><text:bookmark text:name="_Toc507874620"/>6.4. Look at the future</text:h>
      <text:p text:style-name="P3">While the amount of possible modifications to the set of functionalities is endless, we will try to list some of the most exciting ones. It is never out of the question that our platform’s core functionality set will change according to what users find most useful – such is the life of software developers.</text:p>
      <text:p text:style-name="P5">6.4.1. Adding new user account types, for example: recruiters, senior problem solvers, etc...</text:p>
      <text:p text:style-name="P5"><text:soft-page-break/>6.4.2. Each problem has a forum for discussion, where users might provide ideas about the problem or its solution</text:p>
      <text:p text:style-name="P5">6.4.3. Direct messaging between users</text:p>
      <text:p text:style-name="P5">6.4.4. Hackathons, Tournaments and other user-to-user or group-to-group competitions</text:p>
      <text:p text:style-name="Standard"><text:span text:style-name="T12">6.4.5. Exotic problem domains: </text:span><text:span text:style-name="T4">Adding a problem domain such as distributed programming would require changing a good part of our infrastructure, for example routing programs to multiple servers, which would then communicate using some not-yet-implemented protocol to arrive at the solution.</text:span></text:p>
      <text:p text:style-name="P5">6.4.6. Tutorials, explanations of core concepts/algorithms using animations</text:p>
      <text:p text:style-name="P9"><text:span text:style-name="T4">6.</text:span><text:span text:style-name="T9">4</text:span><text:span text:style-name="T4">.7. Customizing editor’s look: </text:span><text:span text:style-name="T15">Users might be used to certain type of IDE’s – and we will try to enable them in choosing the type of editor they would use if they were programming on their own computers. That may include changes to font type and size, tabulation size, and one of the existing editor styles (e.g. Dracula, Monokai, etc.). </text:span></text:p>
      <text:h text:style-name="P35" text:outline-level="1"><text:bookmark text:name="_Toc507874621"/>7. Implementation overview</text:h>
      <text:p text:style-name="P3">For platform implementation, the following will be used:</text:p>
      <text:p text:style-name="P30">1. MySQL for storing, retrieving and deleting data in a database,</text:p>
      <text:p text:style-name="P30">2. HTML/CSS/JavaScript for the front-end design,</text:p>
      <text:p text:style-name="P15"><text:span text:style-name="T4">3. Python framework ‘</text:span><text:span text:style-name="T5">Flask’</text:span><text:span text:style-name="T4"> for the server-side implementation.</text:span></text:p>
      <text:p text:style-name="Standard"><text:span text:style-name="T4">We might consider using </text:span><text:span text:style-name="T10">N</text:span><text:span text:style-name="T4">oSQL for manipulating data in a database.</text:span></text:p>
      <text:p text:style-name="Standard"><text:span text:style-name="T4">Our team will </text:span><text:span text:style-name="T10">possibly </text:span><text:span text:style-name="T4">use </text:span><text:span text:style-name="T10">some </text:span><text:span text:style-name="T4">third-party software, </text:span><text:span text:style-name="T10">for features that would be difficult to implement from scratch.</text:span></text:p>
      <text:p text:style-name="P3"/>
      <text:h text:style-name="P36" text:outline-level="1"><text:bookmark text:name="_Toc507874622"/>8. Constraints and concerns</text:h>
      <text:p text:style-name="P3">Because this will be by far the most complex project that we have ever worked on, the list of concerns is pretty big:</text:p>
      <text:list xml:id="list4723813587056278374" text:style-name="WWNum1">
        <text:list-item>
          <text:p text:style-name="P39"><text:span text:style-name="T4">How to provide an online editor (one possibility is using </text:span><text:span text:style-name="T10">third-party</text:span><text:span text:style-name="T4"> party software) ?</text:span></text:p>
          <text:p text:style-name="P40"/>
        </text:list-item>
        <text:list-item>
          <text:p text:style-name="P40">How are we going to compile user’s code, especially in a way that will enable us to add new language support without modifying server-side by a substantial amount ?</text:p>
          <text:p text:style-name="P40"/>
        </text:list-item>
        <text:list-item>
          <text:p text:style-name="P40">Can we do a good enough job of error reporting (compilation-time errors and their details, run-time error and their details) ?</text:p>
          <text:p text:style-name="P40"/>
        </text:list-item>
        <text:list-item>
          <text:p text:style-name="P40">Users might provide us with a malicious code (infinite loops, code that might attempt to destroy our database records, etc.). How are we going to make sure that that code will never run on our machines, or is terminated before causing some damage ?</text:p>
        </text:list-item>
      </text:list>
      <text:p text:style-name="P3"/>
      <text:p text:style-name="P3">As far as constraints go, it is hard to reason about them upfront. We have never implemented anything similar and therefore we can’t really reason about trade-offs of our potential solution. </text:p>
      <text:p text:style-name="P3">One obvious constraint is a small time window until due-date of submission. There are multiple technologies that we have to master in the meantime, and probably thousands of lines of code we will have to write, along with proper testing and documentation. How we are going to do all of that with our 2-man team, remains to be seen.</text:p>
      <text:p text:style-name="P3"/>
      <text:p text:style-name="P31">9. Ver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Version</text:p>
          </table:table-cell>
          <table:table-cell table:style-name="Table1.B1" office:value-type="string">
            <text:p text:style-name="P32">Date</text:p>
          </table:table-cell>
          <table:table-cell table:style-name="Table1.C1" office:value-type="string">
            <text:p text:style-name="P32">Changes</text:p>
          </table:table-cell>
        </table:table-row>
        <table:table-row table:style-name="Table1.1">
          <table:table-cell table:style-name="Table1.A2" office:value-type="string">
            <text:p text:style-name="P17">1.0</text:p>
          </table:table-cell>
          <table:table-cell table:style-name="Table1.A2" office:value-type="string">
            <text:p text:style-name="P19">03.03.2018.</text:p>
          </table:table-cell>
          <table:table-cell table:style-name="Table1.A2" office:value-type="string">
            <text:p text:style-name="P19">Initial version</text:p>
          </table:table-cell>
        </table:table-row>
        <table:table-row table:style-name="Table1.1">
          <table:table-cell table:style-name="Table1.A3" office:value-type="string">
            <text:p text:style-name="P18">1.1</text:p>
          </table:table-cell>
          <table:table-cell table:style-name="Table1.B3" office:value-type="string">
            <text:p text:style-name="P20">22.03.2018</text:p>
          </table:table-cell>
          <table:table-cell table:style-name="Table1.C3" office:value-type="string">
            <text:p text:style-name="P20">Revisited “basic functionalities”. Removed “customize editor’s look” from basic to possible future extensions. Added “Browsing user’s suggestions” to admin’s basic functionalities. <text:span text:style-name="T16">Decided that server side technology is Python’s framework Flask. Formatting.</text:span></text:p>
          </table:table-cell>
        </table:table-row>
        <table:table-row table:style-name="Table1.1">
          <table:table-cell table:style-name="Table1.A2" office:value-type="string">
            <text:p text:style-name="P17"/>
          </table:table-cell>
          <table:table-cell table:style-name="Table1.A2" office:value-type="string">
            <text:p text:style-name="P19"/>
          </table:table-cell>
          <table:table-cell table:style-name="Table1.A2" office:value-type="string">
            <text:p text:style-name="P19"/>
          </table:table-cell>
        </table:table-row>
        <table:table-row table:style-name="Table1.1">
          <table:table-cell table:style-name="Table1.A3" office:value-type="string">
            <text:p text:style-name="P17"/>
          </table:table-cell>
          <table:table-cell table:style-name="Table1.B3" office:value-type="string">
            <text:p text:style-name="P19"/>
          </table:table-cell>
          <table:table-cell table:style-name="Table1.C3" office:value-type="string">
            <text:p text:style-name="P19"/>
          </table:table-cell>
        </table:table-row>
        <table:table-row table:style-name="Table1.1">
          <table:table-cell table:style-name="Table1.A2" office:value-type="string">
            <text:p text:style-name="P17"/>
          </table:table-cell>
          <table:table-cell table:style-name="Table1.A2" office:value-type="string">
            <text:p text:style-name="P19"/>
          </table:table-cell>
          <table:table-cell table:style-name="Table1.A2" office:value-type="string">
            <text:p text:style-name="P19"/>
          </table:table-cell>
        </table:table-row>
        <table:table-row table:style-name="Table1.1">
          <table:table-cell table:style-name="Table1.A3" office:value-type="string">
            <text:p text:style-name="P17"/>
          </table:table-cell>
          <table:table-cell table:style-name="Table1.B3" office:value-type="string">
            <text:p text:style-name="P19"/>
          </table:table-cell>
          <table:table-cell table:style-name="Table1.C3" office:value-type="string">
            <text:p text:style-name="P19"/>
          </table:table-cell>
        </table:table-row>
        <table:table-row table:style-name="Table1.1">
          <table:table-cell table:style-name="Table1.A2" office:value-type="string">
            <text:p text:style-name="P17"/>
          </table:table-cell>
          <table:table-cell table:style-name="Table1.A2" office:value-type="string">
            <text:p text:style-name="P19"/>
          </table:table-cell>
          <table:table-cell table:style-name="Table1.A2" office:value-type="string">
            <text:p text:style-name="P19"/>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draw:gradient draw:name="Gradient_20_2" draw:display-name="Gradient 2" draw:style="ellipsoid" draw:cx="50%" draw:cy="50%" draw:start-color="#000000" draw:end-color="#7e7e7e" draw:start-intensity="100%" draw:end-intensity="100%" draw:angle="900" draw:border="0%"/>
    <draw:gradient draw:name="Gradient_20_3" draw:display-name="Gradient 3" draw:style="ellipsoid" draw:cx="50%" draw:cy="50%" draw:start-color="#979797" draw:end-color="#ffffff" draw:start-intensity="100%" draw:end-intensity="100%" draw:angle="9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style:rfc-language-tag="sr-Latn-RS" fo:language="sr" fo:script="Latn" fo:country="R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style:rfc-language-tag="sr-Latn-RS" fo:language="sr" fo:script="Latn" fo:country="R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style:rfc-language-tag="sr-Latn-RS" fo:language="sr" fo:script="Latn" fo:country="R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ja" style:country-asian="JP"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font-name-asian="Calibri1" style:font-family-asian="Calibri" style:font-family-generic-asian="system" style:font-pitch-asian="variable" style:language-asian="ja" style:country-asian="JP"/>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 style:display-name="ListLabel 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fo:color="#808080" fo:letter-spacing="0.0417in"/>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1</text:page-number> | <text:span text:style-name="MT1">Page</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07:12:00</meta:creation-date>
    <meta:initial-creator>Ivan Laušević (Team leader) Dejan Kosanović</meta:initial-creator>
    <dc:language>en-US</dc:language>
    <dc:date>2018-04-12T17:22:54.160920680</dc:date>
    <meta:editing-cycles>10</meta:editing-cycles>
    <dc:title>CodeUp</dc:title>
    <meta:editing-duration>PT1H39M49S</meta:editing-duration>
    <meta:generator>LibreOffice/5.1.6.2$Linux_X86_64 LibreOffice_project/10m0$Build-2</meta:generator>
    <meta:document-statistic meta:table-count="1" meta:image-count="0" meta:object-count="0" meta:page-count="11" meta:paragraph-count="139" meta:word-count="1996" meta:character-count="12608" meta:non-whitespace-character-count="10737"/>
    <meta:user-defined meta:name="AppVersion">16.0000</meta:user-defined>
    <meta:user-defined meta:name="Company">Team PiedPip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